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png" manifest:full-path="Pictures/10000201000000F6000000F69663C8A7.png"/>
  <manifest:file-entry manifest:media-type="image/svg+xml" manifest:full-path="Pictures/1000148C00001C5500001C554347A01D.svg"/>
  <manifest:file-entry manifest:media-type="image/svg+xml" manifest:full-path="Pictures/1000063600001C5500001C55111640BC.svg"/>
  <manifest:file-entry manifest:media-type="image/png" manifest:full-path="Pictures/10000201000000F6000000F6780A56F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7cm"/>
    </style:style>
    <style:style style:name="gr18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Ubuntu" style:font-pitch="variable" fo:font-size="12pt" fo:font-style="italic" style:font-size-asian="12pt" style:font-size-complex="12pt"/>
    </style:style>
    <style:style style:name="P6" style:family="paragraph">
      <style:text-properties fo:font-family="Ubuntu" style:font-pitch="variable" fo:font-size="10pt" style:font-size-asian="10pt" style:font-size-complex="10pt"/>
    </style:style>
    <style:style style:name="P7" style:family="paragraph">
      <style:text-properties fo:font-family="Ubuntu" style:font-pitch="variable" fo:font-weight="bold" style:font-weight-asian="bold" style:font-weight-complex="bold"/>
    </style:style>
    <style:style style:name="P8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0pt" style:font-size-asian="10pt" style:font-size-complex="10pt"/>
    </style:style>
    <style:style style:name="T5" style:family="text">
      <style:text-properties fo:color="#000000" fo:font-family="Ubuntu" style:font-pitch="variable" fo:font-size="10pt" style:font-size-asian="10pt" style:font-size-complex="10pt"/>
    </style:style>
    <style:style style:name="T6" style:family="text">
      <style:text-properties fo:font-family="Ubuntu" style:font-pitch="variable" fo:font-weight="bold" style:font-weight-asian="bold" style:font-weight-complex="bold"/>
    </style:style>
    <style:style style:name="T7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7.5cm" svg:x="0cm" svg:y="0cm">
          <text:p/>
        </draw:rect>
        <draw:g>
          <draw:rect draw:style-name="gr2" draw:text-style-name="P1" draw:layer="layout" svg:width="12.935cm" svg:height="15.5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6.2cm">
              <text:p/>
            </draw:line>
            <draw:line draw:style-name="gr5" draw:text-style-name="P1" draw:layer="layout" svg:x1="6.4cm" svg:y1="16.2cm" svg:x2="19.388cm" svg:y2="16.2cm">
              <text:p/>
            </draw:line>
            <draw:line draw:style-name="gr6" draw:text-style-name="P1" draw:layer="layout" svg:x1="6.449cm" svg:y1="16.2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</text:span><text:span text:style-name="T4">:</text:span><text:span text:style-name="T5">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7.05cm">
          <text:p text:style-name="P1"><text:span text:style-name="T1">phpMyAdmin</text:span><text:span text:style-name="T1"><text:line-break/></text:span><text:span text:style-name="T1"><text:line-break/></text:span><text:span text:style-name="T2">jbt_my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7.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7.5cm" svg:x="19.8cm" svg:y="0cm">
          <text:p/>
        </draw:rect>
        <draw:rect draw:style-name="gr13" draw:text-style-name="P1" draw:layer="layout" svg:width="19.8cm" svg:height="0.2cm" svg:x="0.2cm" svg:y="17.3cm">
          <text:p/>
        </draw:rect>
        <draw:frame draw:style-name="gr14" draw:text-style-name="P4" draw:layer="layout" svg:width="12.66cm" svg:height="0.725cm" svg:x="7cm" svg:y="16.425cm">
          <draw:text-box>
            <text:p text:style-name="P3"><text:span text:style-name="T1">Joomla Branches Tester</text:span></text:p>
          </draw:text-box>
        </draw:frame>
        <draw:custom-shape draw:style-name="gr15" draw:text-style-name="P5" draw:layer="layout" svg:width="3cm" svg:height="2cm" svg:x="8.5cm" svg:y="3.7cm">
          <text:p text:style-name="P1"><text:span text:style-name="T1">Web Server</text:span><text:span text:style-name="T1"><text:line-break/></text:span><text:span text:style-name="T1"><text:line-break/></text:span><text:span text:style-name="T2">jbt_44 <text:s text:c="2"/></text:span><text:span text:style-name="T2"><text:a xlink:href="http://localhost:7044/">:704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5.95cm">
          <text:p text:style-name="P1"><text:span text:style-name="T1">Web Server</text:span><text:span text:style-name="T1"><text:line-break/></text:span><text:span text:style-name="T1"><text:line-break/></text:span><text:span text:style-name="T2">jbt_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10.45cm">
          <text:p text:style-name="P1"><text:span text:style-name="T1">Web Server</text:span><text:span text:style-name="T1"><text:line-break/></text:span><text:span text:style-name="T1"><text:line-break/></text:span><text:span text:style-name="T2">jbt_60 <text:s text:c="2"/></text:span><text:span text:style-name="T2"><text:a xlink:href="http://localhost:7060/">:7060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10.7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2.048cm">
            <draw:text-box>
              <text:p><text:span text:style-name="T2">/branch_60</text:span></text:p>
            </draw:text-box>
          </draw:frame>
        </draw:g>
        <draw:custom-shape draw:style-name="gr8" draw:text-style-name="P2" draw:layer="layout" svg:width="3cm" svg:height="2cm" svg:x="15.8cm" svg:y="5.95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5.804cm" svg:y="0.41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6" draw:text-style-name="P1" draw:layer="layout" svg:width="1.5cm" svg:height="1.5cm" svg:x="16.9cm" svg:y="1.07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6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6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5.16cm">
          <draw:text-box>
            <text:p text:style-name="P3"><text:span text:style-name="T1">host.docker.internal </text:span></text:p>
          </draw:text-box>
        </draw:frame>
        <draw:frame draw:style-name="gr21" draw:text-style-name="P7" draw:layer="layout" svg:width="1.4cm" svg:height="1.08cm" svg:x="18.1cm" svg:y="1.18cm">
          <draw:text-box>
            <text:p><text:span text:style-name="T6">...</text:span></text:p>
          </draw:text-box>
        </draw:frame>
        <draw:g>
          <draw:frame draw:style-name="gr16" draw:text-style-name="P1" draw:layer="layout" svg:width="1.5cm" svg:height="1.5cm" svg:x="5.804cm" svg:y="8.4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g>
          <draw:frame draw:style-name="gr16" draw:text-style-name="P1" draw:layer="layout" svg:width="1.5cm" svg:height="1.5cm" svg:x="5.804cm" svg:y="6.2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7.548cm">
            <draw:text-box>
              <text:p><text:span text:style-name="T2">/branch_51</text:span></text:p>
            </draw:text-box>
          </draw:frame>
        </draw:g>
        <draw:g>
          <draw:frame draw:style-name="gr16" draw:text-style-name="P1" draw:layer="layout" svg:width="1.5cm" svg:height="1.5cm" svg:x="5.804cm" svg:y="3.95cm">
            <draw:image xlink:href="Pictures/10000201000000F6000000F6780A56F5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7" draw:text-style-name="P6" draw:layer="layout" svg:width="2.8cm" svg:height="0.72cm" svg:x="5.5cm" svg:y="5.298cm">
            <draw:text-box>
              <text:p><text:span text:style-name="T2">/branch_44</text:span></text:p>
            </draw:text-box>
          </draw:frame>
        </draw:g>
        <draw:frame draw:style-name="gr22" draw:text-style-name="P8" draw:layer="layout" svg:width="4.28cm" svg:height="1.24cm" svg:x="14.818cm" svg:y="14.948cm">
          <draw:text-box>
            <text:p text:style-name="P3"><text:span text:style-name="T7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</text:span><text:span text:style-name="T5"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10.45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10.45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6" draw:text-style-name="P1" draw:layer="layout" svg:width="1.5cm" svg:height="1.5cm" svg:x="4.2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3.6cm" svg:y="2.5cm">
            <draw:text-box>
              <text:p text:style-name="P1"><text:span text:style-name="T2">cypress</text:span></text:p>
            </draw:text-box>
          </draw:frame>
        </draw:g>
        <draw:g>
          <draw:frame draw:style-name="gr16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8.5cm" svg:y="2.5cm">
            <draw:text-box>
              <text:p text:style-name="P1"><text:span text:style-name="T2">test</text:span></text:p>
            </draw:text-box>
          </draw:frame>
        </draw:g>
        <draw:g>
          <draw:frame draw:style-name="gr16" draw:text-style-name="P1" draw:layer="layout" svg:width="1.5cm" svg:height="1.5cm" svg:x="7.5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6.9cm" svg:y="2.5cm">
            <draw:text-box>
              <text:p text:style-name="P1"><text:span text:style-name="T2">create</text:span></text:p>
            </draw:text-box>
          </draw:frame>
        </draw:g>
        <draw:g>
          <draw:frame draw:style-name="gr16" draw:text-style-name="P1" draw:layer="layout" svg:width="1.5cm" svg:height="1.5cm" svg:x="12.4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1.8cm" svg:y="2.5cm">
            <draw:text-box>
              <text:p text:style-name="P1"><text:span text:style-name="T2">pull</text:span></text:p>
            </draw:text-box>
          </draw:frame>
        </draw:g>
        <draw:g>
          <draw:frame draw:style-name="gr16" draw:text-style-name="P1" draw:layer="layout" svg:width="1.5cm" svg:height="1.5cm" svg:x="10.7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7" draw:text-style-name="P6" draw:layer="layout" svg:width="2.8cm" svg:height="0.72cm" svg:x="10.1cm" svg:y="2.5cm">
            <draw:text-box>
              <text:p text:style-name="P1"><text:span text:style-name="T2">graft</text:span></text:p>
            </draw:text-box>
          </draw:frame>
        </draw:g>
        <draw:g>
          <draw:frame draw:style-name="gr16" draw:text-style-name="P1" draw:layer="layout" svg:width="1.5cm" svg:height="1.5cm" svg:x="14.2cm" svg:y="1.053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9" draw:layer="layout" svg:width="3.063cm" svg:height="1.047cm" svg:x="13.4cm" svg:y="2.493cm">
            <draw:text-box>
              <text:p text:style-name="P1"><text:span text:style-name="T2">patchtester</text:span></text:p>
            </draw:text-box>
          </draw:frame>
        </draw:g>
        <draw:custom-shape draw:style-name="gr18" draw:text-style-name="P2" draw:layer="layout" svg:width="3cm" svg:height="2cm" svg:x="12.2cm" svg:y="12.7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2cm" svg:x="15.8cm" svg:y="12.75cm">
          <text:p text:style-name="P3"><text:span text:style-name="T1">Mail Catcher</text:span><text:span text:style-name="T1"><text:line-break/></text:span><text:span text:style-name="T8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4/">:7004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1cm" svg:height="0.72cm" svg:x="15.86cm" svg:y="13.682cm">
          <draw:text-box>
            <text:p text:style-name="P10"><text:span text:style-name="T2">jbt_mail </text:span></text:p>
          </draw:text-box>
        </draw:frame>
        <draw:custom-shape draw:style-name="gr7" draw:text-style-name="P2" draw:layer="layout" svg:width="3cm" svg:height="2cm" svg:x="15.801cm" svg:y="3.7cm">
          <text:p text:style-name="P1"><text:span text:style-name="T1">noVNC</text:span></text:p>
          <text:p text:style-name="P1"><text:span text:style-name="T1"><text:line-break/></text:span><text:span text:style-name="T2">jbt_novnc <text:s text:c="2"/></text:span><text:span text:style-name="T2"><text:a xlink:href="http://host.docker.internal:7005/vnc.html?autoconnect=true&amp;resize=scale">:7005</text:a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71"/>
  </office:meta>
</office:document-meta>
</file>